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191cm" fo:margin-top="0cm" fo:margin-bottom="0cm" table:align="left"/>
    </style:style>
    <style:style style:name="Table1.A" style:family="table-column">
      <style:table-column-properties style:column-width="4.364cm"/>
    </style:style>
    <style:style style:name="Table1.B" style:family="table-column">
      <style:table-column-properties style:column-width="12.146cm"/>
    </style:style>
    <style:style style:name="Table1.1" style:family="table-row">
      <style:table-row-properties style:keep-together="true" fo:keep-together="auto"/>
    </style:style>
    <style:style style:name="Table1.A1" style:family="table-cell">
      <style:table-cell-properties style:vertical-align="" fo:background-color="#ffffff" fo:padding-left="0.191cm" fo:padding-right="0.191cm" fo:padding-top="0cm" fo:padding-bottom="0cm" fo:border="0.035cm solid #000001">
        <style:background-image/>
      </style:table-cell-properties>
    </style:style>
    <style:style style:name="P1" style:family="paragraph" style:parent-style-name="Standard">
      <style:paragraph-properties fo:margin-left="0cm" fo:margin-right="0cm" fo:margin-top="0cm" fo:margin-bottom="0cm" fo:line-height="100%" fo:text-align="center" style:justify-single-word="false" fo:keep-together="auto" fo:orphans="0" fo:widows="0" fo:text-indent="0cm" style:auto-text-indent="false" fo:background-color="#ffffff" fo:padding="0cm" fo:border="none" fo:keep-with-next="auto">
        <style:background-image/>
      </style:paragraph-properties>
      <style:text-properties style:font-name="Times New Roman" fo:font-weight="bold" style:font-name-asian="Times New Roman1" style:font-weight-asian="bold" style:font-name-complex="Times New Roman1"/>
    </style:style>
    <style:style style:name="P2"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style:font-name="Times New Roman" fo:font-style="italic" style:font-name-asian="Times New Roman1" style:font-style-asian="italic" style:font-name-complex="Times New Roman1"/>
    </style:style>
    <style:style style:name="P3" style:family="paragraph" style:parent-style-name="Standard">
      <style:paragraph-properties fo:line-height="100%" fo:orphans="0" fo:widows="0"/>
      <style:text-properties style:font-name="Times New Roman" fo:font-style="italic" style:font-name-asian="Times New Roman1" style:font-style-asian="italic" style:font-name-complex="Times New Roman1"/>
    </style:style>
    <style:style style:name="P4"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00%"/>
    </style:style>
    <style:style style:name="P6" style:family="paragraph" style:parent-style-name="Standard">
      <style:paragraph-properties fo:margin-top="0cm" fo:margin-bottom="0cm" fo:line-height="100%" fo:text-align="start" style:justify-single-word="false" fo:keep-together="auto" fo:orphans="0" fo:widows="0" fo:background-color="#ffffff" fo:padding="0cm" fo:border="none" fo:keep-with-next="auto">
        <style:background-image/>
      </style:paragraph-properties>
      <style:text-properties style:font-name="Times New Roman" fo:font-style="italic" style:font-name-asian="Times New Roman1" style:font-style-asian="italic" style:font-name-complex="Times New Roman1"/>
    </style:style>
    <style:style style:name="P7" style:family="paragraph" style:parent-style-name="Standard" style:list-style-name="L3">
      <style:paragraph-properties fo:line-height="100%" fo:orphans="0" fo:widows="0"/>
    </style:style>
    <style:style style:name="P8" style:family="paragraph" style:parent-style-name="Standard" style:list-style-name="L3">
      <style:paragraph-properties fo:line-height="100%" fo:orphans="0" fo:widows="0"/>
      <style:text-properties style:font-name="Times New Roman" fo:font-style="normal" style:font-name-asian="Times New Roman1" style:font-style-asian="normal" style:font-name-complex="Times New Roman1" style:font-style-complex="normal"/>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line-height="100%"/>
      <style:text-properties fo:font-size="14pt" fo:font-weight="bold" style:font-size-asian="14pt" style:font-weight-asian="bold" style:font-size-complex="14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list-style-name="L1">
      <style:paragraph-properties fo:margin-top="0cm" fo:margin-bottom="0cm" fo:line-height="100%" fo:text-align="start" style:justify-single-word="false" fo:keep-together="auto" fo:orphans="0" fo:widows="0" fo:background-color="#ffffff" fo:padding="0cm" fo:border="none" fo:keep-with-next="auto">
        <style:background-image/>
      </style:paragraph-properties>
      <style:text-properties style:font-name="Times New Roman" style:font-name-asian="Times New Roman1" style:font-name-complex="Times New Roman1"/>
    </style:style>
    <style:style style:name="P14" style:family="paragraph" style:parent-style-name="Standard" style:list-style-name="L2">
      <style:paragraph-properties fo:margin-top="0cm" fo:margin-bottom="0cm" fo:line-height="100%" fo:text-align="start" style:justify-single-word="false" fo:keep-together="auto" fo:orphans="0" fo:widows="0" fo:background-color="#ffffff" fo:padding="0cm" fo:border="none" fo:keep-with-next="auto">
        <style:background-image/>
      </style:paragraph-properties>
      <style:text-properties style:font-name="Times New Roman" style:font-name-asian="Times New Roman1" style:font-name-complex="Times New Roman1"/>
    </style:style>
    <style:style style:name="P15" style:family="paragraph" style:parent-style-name="Standard" style:list-style-name="L4">
      <style:paragraph-properties fo:margin-top="0cm" fo:margin-bottom="0cm" fo:line-height="100%" fo:text-align="start" style:justify-single-word="false" fo:keep-together="auto" fo:orphans="0" fo:widows="0" fo:background-color="#ffffff" fo:padding="0cm" fo:border="none" fo:keep-with-next="auto">
        <style:background-image/>
      </style:paragraph-properties>
      <style:text-properties style:font-name="Times New Roman" style:font-name-asian="Times New Roman1" style:font-name-complex="Times New Roman1"/>
    </style:style>
    <style:style style:name="P16" style:family="paragraph" style:parent-style-name="Standard" style:list-style-name="L5">
      <style:paragraph-properties fo:margin-top="0cm" fo:margin-bottom="0cm" fo:line-height="100%" fo:text-align="start" style:justify-single-word="false" fo:keep-together="auto" fo:orphans="0" fo:widows="0" fo:background-color="#ffffff" fo:padding="0cm" fo:border="none" fo:keep-with-next="auto">
        <style:background-image/>
      </style:paragraph-properties>
      <style:text-properties style:font-name="Times New Roman" style:font-name-asian="Times New Roman1" style:font-name-complex="Times New Roman1"/>
    </style:style>
    <style:style style:name="P17" style:family="paragraph" style:parent-style-name="Standard" style:list-style-name="L6">
      <style:paragraph-properties fo:margin-top="0cm" fo:margin-bottom="0cm" fo:line-height="100%" fo:text-align="start" style:justify-single-word="false" fo:keep-together="auto" fo:orphans="0" fo:widows="0" fo:background-color="#ffffff" fo:padding="0cm" fo:border="none" fo:keep-with-next="auto">
        <style:background-image/>
      </style:paragraph-properties>
      <style:text-properties style:font-name="Times New Roman" style:font-name-asian="Times New Roman1" style:font-name-complex="Times New Roman1"/>
    </style:style>
    <style:style style:name="P18" style:family="paragraph" style:parent-style-name="Standard" style:list-style-name="L7">
      <style:paragraph-properties fo:margin-top="0cm" fo:margin-bottom="0cm" fo:line-height="100%" fo:text-align="start" style:justify-single-word="false" fo:keep-together="auto" fo:orphans="0" fo:widows="0" fo:background-color="#ffffff" fo:padding="0cm" fo:border="none" fo:keep-with-next="auto">
        <style:background-image/>
      </style:paragraph-properties>
      <style:text-properties style:font-name="Times New Roman" style:font-name-asian="Times New Roman1" style:font-name-complex="Times New Roman1"/>
    </style:style>
    <style:style style:name="P19" style:family="paragraph" style:parent-style-name="Standard" style:list-style-name="L8">
      <style:paragraph-properties fo:margin-top="0cm" fo:margin-bottom="0cm" fo:line-height="100%" fo:text-align="start" style:justify-single-word="false" fo:keep-together="auto" fo:orphans="0" fo:widows="0" fo:background-color="#ffffff" fo:padding="0cm" fo:border="none" fo:keep-with-next="auto">
        <style:background-image/>
      </style:paragraph-properties>
      <style:text-properties style:font-name="Times New Roman" style:font-name-asian="Times New Roman1" style:font-name-complex="Times New Roman1"/>
    </style:style>
    <style:style style:name="P20" style:family="paragraph" style:parent-style-name="Standard" style:list-style-name="L9">
      <style:paragraph-properties fo:margin-top="0cm" fo:margin-bottom="0cm" fo:line-height="100%" fo:text-align="start" style:justify-single-word="false" fo:keep-together="auto" fo:orphans="0" fo:widows="0" fo:background-color="#ffffff" fo:padding="0cm" fo:border="none" fo:keep-with-next="auto">
        <style:background-image/>
      </style:paragraph-properties>
      <style:text-properties style:font-name="Times New Roman" style:font-name-asian="Times New Roman1" style:font-name-complex="Times New Roman1"/>
    </style:style>
    <style:style style:name="P21" style:family="paragraph" style:parent-style-name="Standard" style:list-style-name="L10">
      <style:paragraph-properties fo:margin-top="0cm" fo:margin-bottom="0cm" fo:line-height="100%" fo:text-align="start" style:justify-single-word="false" fo:keep-together="auto" fo:orphans="0" fo:widows="0" fo:background-color="#ffffff" fo:padding="0cm" fo:border="none" fo:keep-with-next="auto">
        <style:background-image/>
      </style:paragraph-properties>
      <style:text-properties style:font-name="Times New Roman" style:font-name-asian="Times New Roman1" style:font-name-complex="Times New Roman1"/>
    </style:style>
    <style:style style:name="P22" style:family="paragraph" style:parent-style-name="Standard" style:list-style-name="L11">
      <style:paragraph-properties fo:margin-top="0cm" fo:margin-bottom="0cm" fo:line-height="100%" fo:text-align="start" style:justify-single-word="false" fo:keep-together="auto" fo:orphans="0" fo:widows="0" fo:background-color="#ffffff" fo:padding="0cm" fo:border="none" fo:keep-with-next="auto">
        <style:background-image/>
      </style:paragraph-properties>
      <style:text-properties style:font-name="Times New Roman" style:font-name-asian="Times New Roman1" style:font-name-complex="Times New Roman1"/>
    </style:style>
    <style:style style:name="P23" style:family="paragraph" style:parent-style-name="Standard" style:list-style-name="L12">
      <style:paragraph-properties fo:margin-top="0cm" fo:margin-bottom="0cm" fo:line-height="100%" fo:text-align="start" style:justify-single-word="false" fo:keep-together="auto" fo:orphans="0" fo:widows="0" fo:background-color="#ffffff" fo:padding="0cm" fo:border="none" fo:keep-with-next="auto">
        <style:background-image/>
      </style:paragraph-properties>
      <style:text-properties style:font-name="Times New Roman" style:font-name-asian="Times New Roman1" style:font-name-complex="Times New Roman1"/>
    </style:style>
    <style:style style:name="P24" style:family="paragraph" style:parent-style-name="Standard" style:list-style-name="L2">
      <style:paragraph-properties fo:margin-top="0cm" fo:margin-bottom="0cm" fo:line-height="100%" fo:text-align="start" style:justify-single-word="false" fo:orphans="0" fo:widows="0" fo:background-color="#ffffff" fo:padding="0cm" fo:border="none">
        <style:background-image/>
      </style:paragraph-properties>
      <style:text-properties style:font-name="Times New Roman" style:font-name-asian="Times New Roman1" style:font-name-complex="Times New Roman1"/>
    </style:style>
    <style:style style:name="P25" style:family="paragraph" style:parent-style-name="Standard" style:list-style-name="L4">
      <style:paragraph-properties fo:margin-top="0cm" fo:margin-bottom="0cm" fo:line-height="100%" fo:text-align="start" style:justify-single-word="false" fo:orphans="0" fo:widows="0" fo:background-color="#ffffff" fo:padding="0cm" fo:border="none">
        <style:background-image/>
      </style:paragraph-properties>
      <style:text-properties style:font-name="Times New Roman" style:font-name-asian="Times New Roman1" style:font-name-complex="Times New Roman1"/>
    </style:style>
    <style:style style:name="P26" style:family="paragraph" style:parent-style-name="Standard" style:list-style-name="L6">
      <style:paragraph-properties fo:margin-top="0cm" fo:margin-bottom="0cm" fo:line-height="100%" fo:text-align="start" style:justify-single-word="false" fo:orphans="0" fo:widows="0" fo:background-color="#ffffff" fo:padding="0cm" fo:border="none">
        <style:background-image/>
      </style:paragraph-properties>
      <style:text-properties style:font-name="Times New Roman" style:font-name-asian="Times New Roman1" style:font-name-complex="Times New Roman1"/>
    </style:style>
    <style:style style:name="P27" style:family="paragraph" style:parent-style-name="Standard" style:list-style-name="L7">
      <style:paragraph-properties fo:margin-top="0cm" fo:margin-bottom="0cm" fo:line-height="100%" fo:text-align="start" style:justify-single-word="false" fo:orphans="0" fo:widows="0" fo:background-color="#ffffff" fo:padding="0cm" fo:border="none">
        <style:background-image/>
      </style:paragraph-properties>
      <style:text-properties style:font-name="Times New Roman" style:font-name-asian="Times New Roman1" style:font-name-complex="Times New Roman1"/>
    </style:style>
    <style:style style:name="P28" style:family="paragraph" style:parent-style-name="Standard" style:list-style-name="L8">
      <style:paragraph-properties fo:margin-top="0cm" fo:margin-bottom="0cm" fo:line-height="100%" fo:text-align="start" style:justify-single-word="false" fo:orphans="0" fo:widows="0" fo:background-color="#ffffff" fo:padding="0cm" fo:border="none">
        <style:background-image/>
      </style:paragraph-properties>
      <style:text-properties style:font-name="Times New Roman" style:font-name-asian="Times New Roman1" style:font-name-complex="Times New Roman1"/>
    </style:style>
    <style:style style:name="P29" style:family="paragraph" style:parent-style-name="Standard" style:list-style-name="L9">
      <style:paragraph-properties fo:margin-top="0cm" fo:margin-bottom="0cm" fo:line-height="100%" fo:text-align="start" style:justify-single-word="false" fo:orphans="0" fo:widows="0" fo:background-color="#ffffff" fo:padding="0cm" fo:border="none">
        <style:background-image/>
      </style:paragraph-properties>
      <style:text-properties style:font-name="Times New Roman" style:font-name-asian="Times New Roman1" style:font-name-complex="Times New Roman1"/>
    </style:style>
    <style:style style:name="P30" style:family="paragraph" style:parent-style-name="Standard" style:list-style-name="L10">
      <style:paragraph-properties fo:margin-top="0cm" fo:margin-bottom="0cm" fo:line-height="100%" fo:text-align="start" style:justify-single-word="false" fo:orphans="0" fo:widows="0" fo:background-color="#ffffff" fo:padding="0cm" fo:border="none">
        <style:background-image/>
      </style:paragraph-properties>
      <style:text-properties style:font-name="Times New Roman" style:font-name-asian="Times New Roman1" style:font-name-complex="Times New Roman1"/>
    </style:style>
    <style:style style:name="P31" style:family="paragraph" style:parent-style-name="Standard" style:list-style-name="L11">
      <style:paragraph-properties fo:margin-top="0cm" fo:margin-bottom="0cm" fo:line-height="100%" fo:text-align="start" style:justify-single-word="false" fo:orphans="0" fo:widows="0" fo:background-color="#ffffff" fo:padding="0cm" fo:border="none">
        <style:background-image/>
      </style:paragraph-properties>
      <style:text-properties style:font-name="Times New Roman" style:font-name-asian="Times New Roman1" style:font-name-complex="Times New Roman1"/>
    </style:style>
    <style:style style:name="P32" style:family="paragraph" style:parent-style-name="Standard" style:list-style-name="L12">
      <style:paragraph-properties fo:margin-top="0cm" fo:margin-bottom="0cm" fo:line-height="100%" fo:text-align="start" style:justify-single-word="false" fo:orphans="0" fo:widows="0" fo:background-color="#ffffff" fo:padding="0cm" fo:border="none">
        <style:background-image/>
      </style:paragraph-properties>
      <style:text-properties style:font-name="Times New Roman" style:font-name-asian="Times New Roman1" style:font-name-complex="Times New Roman1"/>
    </style:style>
    <style:style style:name="T1" style:family="text">
      <style:text-properties style:font-name="Times New Roman" fo:font-style="italic" style:font-name-asian="Times New Roman1" style:font-style-asian="italic" style:font-name-complex="Times New Roman1" style:font-style-complex="italic"/>
    </style:style>
    <style:style style:name="T2" style:family="text">
      <style:text-properties style:font-name="Times New Roman" style:font-name-asian="Times New Roman1" style:font-name-complex="Times New Roman1"/>
    </style:style>
    <style:style style:name="T3" style:family="text">
      <style:text-properties style:font-name="Times New Roman" fo:font-style="normal" style:font-name-asian="Times New Roman1" style:font-style-asian="normal" style:font-name-complex="Times New Roman1" style:font-style-complex="normal"/>
    </style:style>
    <style:style style:name="T4" style:family="text">
      <style:text-properties style:font-name="Times New Roman" fo:font-size="12pt" style:font-name-asian="Times New Roman1" style:font-size-asian="12pt" style:font-name-complex="Times New Roman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12"/>
      <text:p text:style-name="P12"/>
      <text:p text:style-name="P12"/>
      <text:p text:style-name="P12"/>
      <text:p text:style-name="P12"/>
      <text:p text:style-name="P12"/>
      <text:p text:style-name="P12"/>
      <text:p text:style-name="P12"/>
      <text:p text:style-name="P12"/>
      <text:p text:style-name="P12">Fintan Guckian</text:p>
      <text:p text:style-name="P12"/>
      <text:p text:style-name="P12"/>
      <text:p text:style-name="P12"/>
      <text:p text:style-name="P12">ITC 211</text:p>
      <text:p text:style-name="P12"/>
      <text:p text:style-name="P12"/>
      <text:p text:style-name="P12"/>
      <text:p text:style-name="P12">Assignment 3: Requirements Repor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Non-functional requirements</text:p>
      <text:p text:style-name="Standard"/>
      <text:p text:style-name="Standard"/>
      <text:p text:style-name="Standard">In order to identify non-functional requirements I will use my list of use cases developed in assignment 2 with the FURPS+ framework. Functional requirements are the activities that the system must perform. Non-functional requirements are the requirements that detail how these activities must be done. By iterating through the FURPS+ list with each of my use cases I will be able to identify the non-functional requirements and gain a better understanding of how the system should be implemented.</text:p>
      <text:p text:style-name="Standard"><text:tab/></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Use Case</text:p>
          </table:table-cell>
          <table:table-cell table:style-name="Table1.A1" office:value-type="string">
            <text:p text:style-name="P1">FURPS+</text:p>
          </table:table-cell>
        </table:table-row>
        <table:table-row table:style-name="Table1.1">
          <table:table-cell table:style-name="Table1.A1" office:value-type="string">
            <text:p text:style-name="P2">Create Headspace administrators/ caseworker profile</text:p>
          </table:table-cell>
          <table:table-cell table:style-name="Table1.A1" office:value-type="string">
            <text:list xml:id="list7121726770184126012" text:style-name="L1">
              <text:list-item>
                <text:p text:style-name="P13">Security – Security is the major concern when creating a Headspace administrators profile. Administrators and caseworkers in the planed system will have the power to decide which users can access which patients stories, which means a compromised account could lead to undesired people accessing the personal information of the patients registered. The system should limit the number of administrators to the exact number of administrators that will be employed. This will ensure random accounts cannot be created. The system should also have multiple authentication methods for administrators to log into their accounts such as a password, access code and a secret question. This will help deter/defeat hackers who try to access administrator accounts.</text:p>
              </text:list-item>
            </text:list>
          </table:table-cell>
        </table:table-row>
        <table:table-row table:style-name="Table1.1">
          <table:table-cell table:style-name="Table1.A1" office:value-type="string">
            <text:p text:style-name="P2">Create a professional profile</text:p>
          </table:table-cell>
          <table:table-cell table:style-name="Table1.A1" office:value-type="string">
            <text:list xml:id="list1653929620274382501" text:style-name="L2">
              <text:list-item>
                <text:p text:style-name="P14">Usability – The new system will allow both Headspace caseworkers/administrators and professionals to create Headspace profiles. It is important that the system is easy to navigate and use so that the professionals involved don't feel like they're wasting time. Minimalist design principals should be followed by only requesting necessary details in the registration process. </text:p>
              </text:list-item>
              <text:list-item>
                <text:p text:style-name="P24">Security – Security is less important in creating professional profiles than in creating caseworker/administrator ones. Professionals can create a profile but their authenticity must be checked by a Headspace caseworker before being approved. In addition, the professional will not have any access to any patient on the system unless they are linked by a Headspace caseworker. The issue of security of professional profiles is aimed at protecting them from being compromised once they have been linked with patients and can access private medical information about them. To fend against this, professional profiles should have multiple authentication methods, similar to the ones used for the accounts of caseworkers.</text:p>
              </text:list-item>
            </text:list>
          </table:table-cell>
        </table:table-row>
        <table:table-row table:style-name="Table1.1">
          <table:table-cell table:style-name="Table1.A1" office:value-type="string">
            <text:p text:style-name="P3">Create patient profile</text:p>
          </table:table-cell>
          <table:table-cell table:style-name="Table1.A1" office:value-type="string">
            <text:list xml:id="list2588094947155181324" text:style-name="L3">
              <text:list-item>
                <text:p text:style-name="P7"><text:span text:style-name="T2">Usability – Caseworkers create patient profiles after their initial contact with the patient. It is important that design of the </text:span><text:span text:style-name="T1">create patient profile </text:span><text:span text:style-name="T3">page helps the caseworker to write important information about the patient in a short amount of time. Minimalist principals should be adhered to, asking only </text:span><text:soft-page-break/><text:span text:style-name="T3">for information that is important to the patients story. Important details should be gained from Y/N questions and the caseworker should be given the opportunity to write something about the patient in their own words. A patient profile should take no longer than ten minutes to initiate.</text:span></text:p>
              </text:list-item>
              <text:list-item>
                <text:p text:style-name="P8">Security – Access to patient profiles must be closely controlled to ensure patient privacy. Once the profile is initiated, only the caseworker responsible for the initiation can link the patient with a professional.</text:p>
              </text:list-item>
            </text:list>
          </table:table-cell>
        </table:table-row>
        <table:table-row table:style-name="Table1.1">
          <table:table-cell table:style-name="Table1.A1" office:value-type="string">
            <text:p text:style-name="P2">Add a professional to patient profile</text:p>
          </table:table-cell>
          <table:table-cell table:style-name="Table1.A1" office:value-type="string">
            <text:list xml:id="list8735936750023824473" text:style-name="L4">
              <text:list-item>
                <text:p text:style-name="P15">Usability – Linking patient and professional so that the professional can access the patients story can only be done by the caseworker that initiates the patient profile. In order for a professional to be linked to a patient, they must first be linked to the caseworker responsible for the patient. The caseworker should be able to see all the professionals they are linked with and all the patient-professional links for their patients.</text:p>
              </text:list-item>
              <text:list-item>
                <text:p text:style-name="P25">Reliability – Maintaining correct information about which patients and which professionals are linked is important for maintaining patient privacy. The system should never malfunction in a way that it gives access of patient stories to unauthorised users.</text:p>
              </text:list-item>
              <text:list-item>
                <text:p text:style-name="P25">Security – The caseworker is the linchpin of the system as they decide <text:s/>who to link with their patients. The caseworker should be linked with any professional that gets access to their patients information.</text:p>
              </text:list-item>
            </text:list>
          </table:table-cell>
        </table:table-row>
        <table:table-row table:style-name="Table1.1">
          <table:table-cell table:style-name="Table1.A1" office:value-type="string">
            <text:p text:style-name="P2">Look up patient</text:p>
          </table:table-cell>
          <table:table-cell table:style-name="Table1.A1" office:value-type="string">
            <text:list xml:id="list812697373458782677" text:style-name="L5">
              <text:list-item>
                <text:p text:style-name="P16">Reliability – It is very important for the privacy of the patients that the system correctly stores the links between professionals and patients so that only authorised professionals can view a patients information. The system should have a we maintained database to prevent errors of information</text:p>
              </text:list-item>
            </text:list>
          </table:table-cell>
        </table:table-row>
        <table:table-row table:style-name="Table1.1">
          <table:table-cell table:style-name="Table1.A1" office:value-type="string">
            <text:p text:style-name="P2">Add patient information</text:p>
          </table:table-cell>
          <table:table-cell table:style-name="Table1.A1" office:value-type="string">
            <text:list xml:id="list8279634259916137543" text:style-name="L6">
              <text:list-item>
                <text:p text:style-name="P17">Usability – Adding information to a patients story should be quick and effective. An update should not take the user more than ten minutes. The user should review existing patient status and reconfirm or change that status. The user should write a brief recap of their session with the patient. All professionals linked to the patient should receive a notification that the patients information has been updated.</text:p>
              </text:list-item>
              <text:list-item>
                <text:p text:style-name="P26">Security – Ensuring no unauthorised people can change a patients profile is essential to prevent miscommunication or even trolling. Only professionals linked to the patient can change a patients profile. </text:p>
              </text:list-item>
              <text:list-item>
                <text:p text:style-name="P26">Reliability – This use case relies on the system being ready to take in information whenever the professional has a few minutes to spare. Ideally this would be straight after the professional has consulted with the patient. System maintenance that involves disabling use of the system should be done after working hours to ensure the system is available when it is most needed.</text:p>
              </text:list-item>
            </text:list>
          </table:table-cell>
        </table:table-row>
        <table:table-row table:style-name="Table1.1">
          <table:table-cell table:style-name="Table1.A1" office:value-type="string">
            <text:p text:style-name="P6">Change status</text:p>
          </table:table-cell>
          <table:table-cell table:style-name="Table1.A1" office:value-type="string">
            <text:list xml:id="list34590170" text:continue-numbering="true" text:style-name="L6">
              <text:list-item>
                <text:p text:style-name="P17">Usability – The system should notify all linked professionals is the patients status changes (e.g. from stable to risky)</text:p>
              </text:list-item>
              <text:list-item>
                <text:p text:style-name="P26"><text:soft-page-break/>Performance – Notifying professionals is very important if the patients status changes to a severe status (e.g. The patient is placed on suicide watch). <text:s/>In this case the system should use all possible means to notify professionals, specifically SMS and email.</text:p>
              </text:list-item>
            </text:list>
          </table:table-cell>
        </table:table-row>
        <table:table-row table:style-name="Table1.1">
          <table:table-cell table:style-name="Table1.A1" office:value-type="string">
            <text:p text:style-name="P2">Contact professional</text:p>
          </table:table-cell>
          <table:table-cell table:style-name="Table1.A1" office:value-type="string">
            <text:list xml:id="list3217688519867297884" text:style-name="L7">
              <text:list-item>
                <text:p text:style-name="P18">Usability - All professionals linked to a patient should be able to contact each other. The system should provide a message service that stores the professionals personal messages and allows them to send messages. An email should be sent to the professionals personal email account to notify them when they revieve a new message.</text:p>
              </text:list-item>
              <text:list-item>
                <text:p text:style-name="P27">Security – Private messages may contain information that is not deemed 'necessary viewing' for all professionals linked to a patient. All private messages are the for the sole viewing of the recipient. Headspace caseworkers and administrators should not be able to access them.</text:p>
              </text:list-item>
            </text:list>
          </table:table-cell>
        </table:table-row>
        <table:table-row table:style-name="Table1.1">
          <table:table-cell table:style-name="Table1.A1" office:value-type="string">
            <text:p text:style-name="P2">Prompt for update</text:p>
          </table:table-cell>
          <table:table-cell table:style-name="Table1.A1" office:value-type="string">
            <text:list xml:id="list6998621834311061434" text:style-name="L8">
              <text:list-item>
                <text:p text:style-name="P19">Usability – Prompt for update is a feature that notifies a professional by email if the system detects they have been inactive on a patients profile. This feature is intended to to remind busy professionals to take a few minutes to contribute a little more about their patient. This feature can be disabled if it is a cause of annoyance for the professional.</text:p>
              </text:list-item>
              <text:list-item>
                <text:p text:style-name="P28">Performance – System should know when to contact the professional based on the time since their last contribution</text:p>
              </text:list-item>
            </text:list>
          </table:table-cell>
        </table:table-row>
        <table:table-row table:style-name="Table1.1">
          <table:table-cell table:style-name="Table1.A1" office:value-type="string">
            <text:p text:style-name="P2">Delete patient</text:p>
          </table:table-cell>
          <table:table-cell table:style-name="Table1.A1" office:value-type="string">
            <text:list xml:id="list3852748793058813311" text:style-name="L9">
              <text:list-item>
                <text:p text:style-name="P20">Usability – When a patient is removed from the active system, their profile should be archived. Archived profiles should only be accessible by administrators. The caseworker should write a brief summary of why the patients profile is being removed which will be archived with the patient profile. </text:p>
              </text:list-item>
              <text:list-item>
                <text:p text:style-name="P29">Reliability – Only the caseworker should be allowed to archive a patients profile. This prevents linked professionals from accidently doing so.</text:p>
              </text:list-item>
            </text:list>
          </table:table-cell>
        </table:table-row>
        <table:table-row table:style-name="Table1.1">
          <table:table-cell table:style-name="Table1.A1" office:value-type="string">
            <text:p text:style-name="P2">Delete Headspace caseworker</text:p>
          </table:table-cell>
          <table:table-cell table:style-name="Table1.A1" office:value-type="string">
            <text:list xml:id="list2171067246493493943" text:style-name="L10">
              <text:list-item>
                <text:p text:style-name="P21">Security – Once a caseworker leaves the organization or moves into a part of the organization that does not use this system, the caseworker's account should be archived. This system should only allow exactly enough caseworker accounts as there are caseworkers. To prevent the construction of fake accounts, the system should decrement the total number of allowed caseworker accounts by one when a caseworker profile is archived. </text:p>
              </text:list-item>
              <text:list-item>
                <text:p text:style-name="P30">Reliability – When a caseworker is archived, all the patients that they are linked to should be transferred to the patients new caseworkers. This should be done by a Headspace administrator.</text:p>
              </text:list-item>
              <text:list-item>
                <text:p text:style-name="P30">Performance – Professionals linked to patients of transitioning caseworkers should not perceive any changes or disruption in the system. Professionals should be notified of change in caseworker by system message.</text:p>
              </text:list-item>
            </text:list>
          </table:table-cell>
        </table:table-row>
        <table:table-row table:style-name="Table1.1">
          <table:table-cell table:style-name="Table1.A1" office:value-type="string">
            <text:p text:style-name="P2">Delete professional</text:p>
          </table:table-cell>
          <table:table-cell table:style-name="Table1.A1" office:value-type="string">
            <text:list xml:id="list6056026526119552342" text:style-name="L11">
              <text:list-item>
                <text:p text:style-name="P22">Usability – When a professional is no longer authorised to use the system, their profile should be archived by an <text:soft-page-break/>administrator. The administrator should write a brief summary detailing why the professional was removed. </text:p>
              </text:list-item>
              <text:list-item>
                <text:p text:style-name="P31">Security – Once a professional is removed from the system they will no longer be able to access any patient profiles.</text:p>
              </text:list-item>
            </text:list>
          </table:table-cell>
        </table:table-row>
        <table:table-row table:style-name="Table1.1">
          <table:table-cell table:style-name="Table1.A1" office:value-type="string">
            <text:p text:style-name="P2">Remove professional from patient profile</text:p>
          </table:table-cell>
          <table:table-cell table:style-name="Table1.A1" office:value-type="string">
            <text:list xml:id="list4216440354306095361" text:style-name="L12">
              <text:list-item>
                <text:p text:style-name="P23">Usability – When a professional is no longer in practice with a patient they are linked to, the caseworker should unlink the two. </text:p>
              </text:list-item>
              <text:list-item>
                <text:p text:style-name="P32">Security – Professional should no longer be able to access the patient profile that they have been unlinked from.</text:p>
              </text:list-item>
            </text:list>
          </table:table-cell>
        </table:table-row>
      </table:table>
      <text:p text:style-name="Standard"/>
      <text:p text:style-name="Standard"/>
      <text:p text:style-name="Standard"/>
      <text:p text:style-name="P10">Review of Cloud Based System</text:p>
      <text:p text:style-name="P5"/>
      <text:p text:style-name="P5">The two basic strengths of implementing our system on a Cloud network are cost and easy maintenance. Cloud technology enables an organization to use a shared pool of hardware resources for a fee. This usually means that an organization can save on the cost of buying and maintaining their own hardware system. There are several different pricing arrangements that can be made with a Cloud service provider depending on the way users access the system. Since our system serves only Australia and the has a repetitive, definable peak use time (normal working hours), it would be possible to implement our system on a middle-priced plan [Amazon]. </text:p>
      <text:p text:style-name="P5"><text:tab/>Another advantage of the Cloud is that the hardware is installed and maintained without any need <text:s/>for the Headspace organization to employ and monitor technical people. Running the servers on site would require the space to store the servers and <text:s/>possibly full time employees to run them. If something goes wrong with the hardware, it will be up to Headspace to organise a fix. This can be problematic, especially if the organization does not have technical experts on hand to offer advice. The Cloud option would not have these issues. All technical problems are sorted out on the providers end, often without the client even noticing. This means management can focus more on the systems effectiveness with patients and less on technological issues, which they may have very little experience dealing with. </text:p>
      <text:p text:style-name="P5"><text:tab/>There is one major issue of Cloud computing that could cause catastrophic problems for the system and the organization and that is security. The internet is far from a secure place and Cloud data bases are especially juicy targets for hackers. The hack of Drop Box in 2012 led to the release of 68 million user names and passwords is a suitable cautionary tale [Gibbs, S.]. A similar breech of our system, where the details of vulnerable young peoples' private stories are made available for the world to see could cause permanent harm to those the system is striving to help. It could also be a serious existential threat to the governments support for the Headspace organization.</text:p>
      <text:p text:style-name="P5"><text:tab/>Another security matter that needs to be considered concerns the fact that the Cloud service provider has complete access to all the data stored on their servers. Some Cloud service providers use the fine print to get permission to mine the data they store [Winkler]. There is also the risk that rogue employees access the data for nefarious purposes. It is important to specify in the contract that the data our system is storing cannot be accessed by the service providers under any circumstances outside maintenance of the system. </text:p>
      <text:p text:style-name="P5"><text:tab/>Another potential problem of going with a Cloud based system arises when we consider that access to the internet is necessary in order to access the system. If a location experiences disruption to their internet access they will be unable to use the system. This is especially a concern for administrative staff who may need constant access to the system to do their work. It could also be a problem for professionals who need to immediately spread important information such as change a patients status to 'at risk of self harm' or who need to contact a fellow professional or caseworker concerning an at risk patient. </text:p>
      <text:p text:style-name="P5"><text:tab/>Recommending weather of not to go with the Cloud depends on the budget for the new system. For me, the security advantages of maintaining the systems data on site win the overall <text:soft-page-break/>argument but the convenience and reliable cost of the Cloud solution should be considered if the budget is limited. The data kept by our system requires the high level of privacy afforded to any medical information. Patients are putting their trust in Headspace to ensure that the intimate details of their case only ever come under the eyes of professionals that are helping them. It is my opinion that Headspace should take the responsibility of this trust very seriously. If it is decided to use a Cloud solution, careful scrutiny of the vendors should be carried out and only vendors that are proven to be trustworthy and secure should be considered, even if they are more expensive. </text:p>
      <text:p text:style-name="Standard"/>
      <text:p text:style-name="Standard"/>
      <text:p text:style-name="P9">Predictive vs Adaptive</text:p>
      <text:p text:style-name="Standard"/>
      <text:p text:style-name="Standard">The traditional view in systems analysis is that a predictive approach should be used when requirements are well defined and an adaptive when the development process must be able to adapt to new requirements [Satzinger, Jackson, Burd]. It is also generally believed that the time frame of a predictive approach is more stable than an agile one. By considering the pros and cons of using each approach to develop our system we can make our decision as to which approach to use. </text:p>
      <text:p text:style-name="Standard"/>
      <text:p text:style-name="Standard">The predictive approach is tried and tested. The traditional way of carrying out a project with the predictive approach <text:s/>involves drawing up a schedule and planing the stages of the development first. Once this is complete the analysis begins and the team gathers together all the requirements of the system. When the analysts are sure they have the system defined the analysis phase ends and the design phase begins. The designers come up the the blue print for the system and specify all the details. When the design phase ends they pass their final design to the developers who construct the system. Once ready the system is deployed and tested in the clients environment. </text:p>
      <text:p text:style-name="Standard"><text:tab/>There are several benefits to the predictive approach. Its rigid structure makes seeing how the project will unfold and conclude more simple than the adaptive approach. Knowing when the deadlines are and what will be complete at those points can take some of the stress off those responsible for overseeing the project. This can be important for organizations like Headspace which have government backing as politicians like to be able to say to the public what is going to be done and when it will be complete. The predictive approach also makes it easy to plan the work of the employees developing the system. For instance, we would know that the analysis team will be working on this project between date x and date y, after which they can be assigned to the next job.</text:p>
      <text:p text:style-name="Standard"><text:tab/>There are also problems with the predictive approach. By closely following a plan and closing the book on phases once they have reached their deadline our system becomes resistive to the addition of requirements that were missed during the analysis phase. It is for this reason analysts often recommend the predictive approach only for systems that have well established requirements, a feature which I would not agree that our system possesses [Satzinger, Jackson, Burd]. </text:p>
      <text:p text:style-name="Standard"><text:tab/>There is a tendency in the modern systems analysis to spike the predictive approach with a little bit of adaptive by overlapping sequential phases [Satzinger, Jackson, Burd]. This <text:s/>give the process more flexibility, allowing late changes to preceding phases for a space of time while the <text:s/>current phase is underway. Doing the predictive approach in this way can help counter the problem that it does not handle the late discovery of requirements well.</text:p>
      <text:p text:style-name="Standard"/>
      <text:p text:style-name="Standard">The system that we plan to develop for Headspace is quite unique in many ways. It is because of this that our analysis may not produce a fully comprehensive list of requirements in one go. New requirements could be discovered at any point of the project and our development should be able to incorporate these. This is a strong argument for using the adaptive approach.</text:p>
      <text:p text:style-name="Standard"><text:tab/>There are many methodologies that follow the adaptive philosophy, the most popular of which are the unified process, extreme programming and scrum. They all involve working closely with the client to refine the product by building, showing and getting feedback in periods of time called iterations. As the project proceeds earlier processes such as analysis and design naturally die down and the project begins to take its final form.</text:p>
      <text:p text:style-name="Standard"><text:soft-page-break/><text:tab/>Heavily involving users is a feature of adaptive that would make it an effective approach for our Headspace system. Building small chunks of the code in iterations and then handing over to the client to test and review allows the developers to see more clearly what the client is after. Since our system will deal with sensitive information it is important to involve the experienced Headspace client to see the project as it takes shape to perhaps identify inappropriate features.</text:p>
      <text:p text:style-name="Standard"><text:tab/>Another incentive for using an adaptive approach is that <text:s/>client may also realise requirements for the system as they use the prototypes. This is especially important when we consider that our project is not one that has been done many times before and is unique in a lot a ways. Unique projects do not have well defined requirements and they need to be able to incorporate requirements that are late defined. </text:p>
      <text:p text:style-name="Standard"><text:tab/>There are of course potential problems with using an adaptive approach, the major one being that the projects duration can be less predictable. Because each process is always open and new requirements can enter the picture at any time, the development can easily loose its way and end up becoming a black hole for time an money. As stated above, this can be a problem for government projects like ours that need to show results to appease politicians who are often looking for concrete accomplishments to show the public.</text:p>
      <text:p text:style-name="Standard"/>
      <text:p text:style-name="Standard">Having considered the predictive and adaptive approaches in terms of their suitability for our Headspace project I have decided to recommend the adaptive. While the predictive benefits of a stable time frame are important, I think that the development of our system should prioritise flexibility and ability to absorb new requirements whenever they are uncovered. Headspace is trying to build something new and we do not have a very clear picture of every detail that the system should contain. I feel that we will achieve the best possible final product if we develop with agile values of close contact with the client and an openness to change when the system demands it.</text:p>
      <text:p text:style-name="Standard"/>
      <text:p text:style-name="Standard"/>
      <text:p text:style-name="Standard"><text:s/></text:p>
      <text:p text:style-name="Standard"/>
      <text:p text:style-name="P9">References</text:p>
      <text:p text:style-name="Standard"/>
      <text:p text:style-name="P11">Non-functional Requirements</text:p>
      <text:p text:style-name="Standard"/>
      <text:p text:style-name="P4">Satzinger, J.W., Jackson, R.B., &amp; Burd, S.D. (2012). Introduction to System Analysis and Design: An Agile, Iterative Approach, 6e. Delhi: Course Technology, a part of Cengage Learning</text:p>
      <text:p text:style-name="P4"/>
      <text:p text:style-name="P5"><text:span text:style-name="T4">Headspace. (2012) How Headspace can help. Retrieved from </text:span><text:a xlink:type="simple" xlink:href="https://web.archive.org/web/20120227171940/http://www.headspace.org.au/media/258650/how%20headspace%20can%20help%20%20fa%20web.pdf" text:style-name="Internet_20_link" text:visited-style-name="Visited_20_Internet_20_Link"><text:span text:style-name="T4">https://web.archive.org/web/20120227171940/http://www.Headspace.org.au/media/258650/how%20Headspace%20can%20help%20%20fa%20web.pdf</text:span></text:a></text:p>
      <text:p text:style-name="P4"/>
      <text:p text:style-name="P4">each. (2017). Headspace. Retrieved from http://www.each.com.au/service/Headspace-port-macquarie/</text:p>
      <text:p text:style-name="Standard"/>
      <text:p text:style-name="P11">Review of Cloud Based</text:p>
      <text:p text:style-name="Standard"/>
      <text:p text:style-name="Standard">Hossain, S. 2014. Cloud Computing Basics. Retrieved From <text:a xlink:type="simple" xlink:href="https://www.ibm.com/blogs/cloud-computing/2014/02/cloud-computing-basics/" text:style-name="Internet_20_link" text:visited-style-name="Visited_20_Internet_20_Link">https://www.ibm.com/blogs/Cloud-computing/2014/02/Cloud-computing-basics/</text:a> </text:p>
      <text:p text:style-name="Standard"/>
      <text:p text:style-name="Standard">Amazon. (2017). Amazon EC2 Pricing. Retrieved From <text:a xlink:type="simple" xlink:href="https://aws.amazon.com/ec2/pricing/" text:style-name="Internet_20_link" text:visited-style-name="Visited_20_Internet_20_Link">https://aws.amazon.com/ec2/pricing/</text:a></text:p>
      <text:p text:style-name="Standard"/>
      <text:p text:style-name="Standard">Gibbs, S. (2016) The Guardian. Retrieved From <text:a xlink:type="simple" xlink:href="https://www.theguardian.com/technology/2016/aug/31/dropbox-hack-passwords-68m-data-breach" text:style-name="Internet_20_link" text:visited-style-name="Visited_20_Internet_20_Link">https://www.theguardian.com/technology/2016/aug/31/dropbox-hack-passwords-68m-data-breach</text:a></text:p>
      <text:p text:style-name="Standard"/>
      <text:p text:style-name="Standard"><text:soft-page-break/>Winkler J.R.V. 2012. Cloud Computing: Data Privacy and the Cloud. Retrieved From <text:a xlink:type="simple" xlink:href="https://technet.microsoft.com/en-us/library/jj554305.aspx" text:style-name="Internet_20_link" text:visited-style-name="Visited_20_Internet_20_Link">https://technet.microsoft.com/en-us/library/jj554305.aspx</text:a></text:p>
      <text:p text:style-name="Standard"/>
      <text:p text:style-name="P11">Predictive vs Adaptive</text:p>
      <text:p text:style-name="Standard"/>
      <text:p text:style-name="P4">Satzinger, J.W., Jackson, R.B., &amp; Burd, S.D. (2012). Introduction to System Analysis and Design: An Agile, Iterative Approach, 6e. Delhi: Course Technology, a part of Cengage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 s</meta:initial-creator>
    <meta:creation-date>2017-10-03T20:58:06.99</meta:creation-date>
    <dc:date>2017-10-08T14:39:10.38</dc:date>
    <dc:creator>sa s</dc:creator>
    <meta:editing-duration>PT12H21M57S</meta:editing-duration>
    <meta:editing-cycles>21</meta:editing-cycles>
    <meta:generator>OpenOffice/4.1.1$Win32 OpenOffice.org_project/411m6$Build-9775</meta:generator>
    <meta:document-statistic meta:table-count="1" meta:image-count="0" meta:object-count="0" meta:page-count="8" meta:paragraph-count="80" meta:word-count="3231" meta:character-count="20271"/>
  </office:meta>
</office:document-meta>
</file>